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1200000212811A964D.jpg" manifest:media-type=""/>
  <manifest:file-entry manifest:full-path="Pictures/10000000000001860000010731D4A040.jpg" manifest:media-type=""/>
  <manifest:file-entry manifest:full-path="Pictures/100000000000026A0000026A9310888B.jpg" manifest:media-type=""/>
  <manifest:file-entry manifest:full-path="Pictures/1000000000000DAC000009C43CEF062C.jpg" manifest:media-type=""/>
  <manifest:file-entry manifest:full-path="Pictures/100000000000015E0000018E11299557.jpg" manifest:media-type=""/>
  <manifest:file-entry manifest:full-path="Pictures/10000201000004D80000033060ED3D4B.png" manifest:media-type=""/>
  <manifest:file-entry manifest:full-path="Pictures/10000000000000C8000000C826CD1790.jp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20100000520000006F766B218CC.png" manifest:media-type=""/>
  <manifest:file-entry manifest:full-path="Pictures/10000000000000C80000009B9EC83AEF.jpg" manifest:media-type=""/>
  <manifest:file-entry manifest:full-path="Pictures/100002010000055400000610C954EA93.png" manifest:media-type=""/>
  <manifest:file-entry manifest:full-path="Pictures/10000000000002EE000001E0939DD29A.jp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text-properties officeooo:paragraph-rsid="00947320"/>
    </style:style>
    <style:style style:name="P9" style:family="paragraph" style:parent-style-name="Paragraph">
      <style:text-properties officeooo:paragraph-rsid="00965094"/>
    </style:style>
    <style:style style:name="P10" style:family="paragraph" style:parent-style-name="Paragraph">
      <style:text-properties officeooo:paragraph-rsid="00977547"/>
    </style:style>
    <style:style style:name="P11" style:family="paragraph" style:parent-style-name="Paragraph">
      <style:paragraph-properties fo:text-align="center" style:justify-single-word="false"/>
    </style:style>
    <style:style style:name="P12" style:family="paragraph" style:parent-style-name="Paragraph">
      <style:paragraph-properties fo:text-align="center" style:justify-single-word="false"/>
      <style:text-properties officeooo:paragraph-rsid="00c22a4c"/>
    </style:style>
    <style:style style:name="P13" style:family="paragraph" style:parent-style-name="Paragraph">
      <style:paragraph-properties fo:text-align="center" style:justify-single-word="false"/>
      <style:text-properties officeooo:paragraph-rsid="00c5d39c"/>
    </style:style>
    <style:style style:name="P14" style:family="paragraph" style:parent-style-name="Paragraph">
      <style:paragraph-properties fo:text-align="center" style:justify-single-word="false"/>
      <style:text-properties officeooo:paragraph-rsid="00c9c27c"/>
    </style:style>
    <style:style style:name="P15" style:family="paragraph" style:parent-style-name="Paragraph">
      <style:paragraph-properties fo:text-align="center" style:justify-single-word="false"/>
      <style:text-properties officeooo:paragraph-rsid="00cd2870"/>
    </style:style>
    <style:style style:name="P16" style:family="paragraph" style:parent-style-name="Paragraph">
      <style:paragraph-properties fo:text-align="center" style:justify-single-word="false"/>
      <style:text-properties officeooo:paragraph-rsid="00d6e524"/>
    </style:style>
    <style:style style:name="P17" style:family="paragraph" style:parent-style-name="Paragraph">
      <style:paragraph-properties fo:text-align="center" style:justify-single-word="false"/>
      <style:text-properties officeooo:paragraph-rsid="00dd98b9"/>
    </style:style>
    <style:style style:name="P18" style:family="paragraph" style:parent-style-name="Paragraph">
      <style:paragraph-properties fo:text-align="center" style:justify-single-word="false"/>
      <style:text-properties officeooo:paragraph-rsid="00e549f2"/>
    </style:style>
    <style:style style:name="P19" style:family="paragraph" style:parent-style-name="Paragraph">
      <style:paragraph-properties fo:text-align="center" style:justify-single-word="false"/>
      <style:text-properties officeooo:paragraph-rsid="00e72e30"/>
    </style:style>
    <style:style style:name="P20" style:family="paragraph" style:parent-style-name="Paragraph">
      <style:text-properties officeooo:paragraph-rsid="00a5f79f"/>
    </style:style>
    <style:style style:name="P21" style:family="paragraph" style:parent-style-name="Paragraph">
      <style:text-properties officeooo:paragraph-rsid="00b1bffe"/>
    </style:style>
    <style:style style:name="P22" style:family="paragraph" style:parent-style-name="Paragraph">
      <style:text-properties officeooo:paragraph-rsid="00cac794"/>
    </style:style>
    <style:style style:name="P23" style:family="paragraph" style:parent-style-name="Paragraph">
      <style:paragraph-properties fo:break-before="page"/>
    </style:style>
    <style:style style:name="P24" style:family="paragraph" style:parent-style-name="Paragraph">
      <style:paragraph-properties fo:break-before="page"/>
      <style:text-properties officeooo:paragraph-rsid="00965094"/>
    </style:style>
    <style:style style:name="P25" style:family="paragraph" style:parent-style-name="Paragraph">
      <style:paragraph-properties fo:text-align="center" style:justify-single-word="false" fo:break-before="page"/>
      <style:text-properties fo:font-weight="bold" style:font-weight-asian="bold" style:font-weight-complex="bold"/>
    </style:style>
    <style:style style:name="P26" style:family="paragraph" style:parent-style-name="Paragraph">
      <style:paragraph-properties fo:break-before="page"/>
      <style:text-properties fo:font-weight="bold" officeooo:paragraph-rsid="00a25e2c" style:font-weight-asian="bold" style:font-weight-complex="bold"/>
    </style:style>
    <style:style style:name="P27" style:family="paragraph" style:parent-style-name="Paragraph">
      <style:paragraph-properties fo:break-before="page"/>
      <style:text-properties officeooo:paragraph-rsid="00977547"/>
    </style:style>
    <style:style style:name="P28" style:family="paragraph" style:parent-style-name="Paragraph">
      <style:paragraph-properties fo:text-align="center" style:justify-single-word="false" fo:break-before="page"/>
      <style:text-properties officeooo:paragraph-rsid="00c22a4c"/>
    </style:style>
    <style:style style:name="P29" style:family="paragraph" style:parent-style-name="Paragraph">
      <style:paragraph-properties fo:text-align="center" style:justify-single-word="false" fo:break-before="page"/>
      <style:text-properties officeooo:paragraph-rsid="00dd98b9"/>
    </style:style>
    <style:style style:name="P30" style:family="paragraph" style:parent-style-name="Paragraph">
      <style:paragraph-properties fo:break-before="page"/>
      <style:text-properties officeooo:paragraph-rsid="00b1bffe"/>
    </style:style>
    <style:style style:name="P31" style:family="paragraph" style:parent-style-name="TableParagraph">
      <style:paragraph-properties fo:text-align="center" style:justify-single-word="false" fo:break-before="page"/>
    </style:style>
    <style:style style:name="P32" style:family="paragraph" style:parent-style-name="TableParagraph">
      <style:paragraph-properties fo:text-align="center" style:justify-single-word="false"/>
    </style:style>
    <style:style style:name="P33" style:family="paragraph" style:parent-style-name="TableParagraph">
      <style:paragraph-properties fo:text-align="center" style:justify-single-word="false"/>
      <style:text-properties officeooo:paragraph-rsid="00bbb9f5"/>
    </style:style>
    <style:style style:name="P34" style:family="paragraph" style:parent-style-name="TableParagraph">
      <style:text-properties officeooo:paragraph-rsid="00bbb9f5"/>
    </style:style>
    <style:style style:name="P35"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36" style:family="paragraph" style:parent-style-name="Paragraph" style:list-style-name="L1"/>
    <style:style style:name="P37" style:family="paragraph" style:parent-style-name="Paragraph" style:list-style-name="L2">
      <style:text-properties officeooo:paragraph-rsid="00950541"/>
    </style:style>
    <style:style style:name="P38" style:family="paragraph" style:parent-style-name="Paragraph" style:list-style-name="L3"/>
    <style:style style:name="P39" style:family="paragraph" style:parent-style-name="Paragraph">
      <style:text-properties officeooo:rsid="00291ab3"/>
    </style:style>
    <style:style style:name="P40" style:family="paragraph" style:parent-style-name="Paragraph" style:list-style-name="L4"/>
    <style:style style:name="P41" style:family="paragraph" style:parent-style-name="Paragraph" style:list-style-name="L5"/>
    <style:style style:name="P42" style:family="paragraph" style:parent-style-name="Paragraph" style:list-style-name="L6"/>
    <style:style style:name="P43" style:family="paragraph" style:parent-style-name="Paragraph" style:list-style-name="L6">
      <style:text-properties officeooo:paragraph-rsid="009cf245"/>
    </style:style>
    <style:style style:name="P44" style:family="paragraph" style:parent-style-name="Paragraph">
      <style:text-properties fo:font-weight="bold" style:font-weight-asian="bold" style:font-weight-complex="bold"/>
    </style:style>
    <style:style style:name="P45"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46" style:family="paragraph" style:parent-style-name="Paragraph" style:list-style-name="L7"/>
    <style:style style:name="P47" style:family="paragraph" style:parent-style-name="Paragraph">
      <style:paragraph-properties fo:text-align="center" style:justify-single-word="false"/>
      <style:text-properties officeooo:rsid="003e741e" officeooo:paragraph-rsid="00cd2870"/>
    </style:style>
    <style:style style:name="P48" style:family="paragraph" style:parent-style-name="Paragraph" style:list-style-name="L8"/>
    <style:style style:name="P49" style:family="paragraph" style:parent-style-name="Paragraph" style:list-style-name="L9"/>
    <style:style style:name="P50" style:family="paragraph" style:parent-style-name="Paragraph">
      <style:paragraph-properties fo:text-align="center" style:justify-single-word="false"/>
      <style:text-properties officeooo:rsid="00e02799" officeooo:paragraph-rsid="00dd98b9"/>
    </style:style>
    <style:style style:name="P51" style:family="paragraph" style:parent-style-name="Paragraph">
      <style:paragraph-properties fo:text-align="center" style:justify-single-word="false"/>
      <style:text-properties officeooo:rsid="00e552c2" officeooo:paragraph-rsid="00e549f2"/>
    </style:style>
    <style:style style:name="P52" style:family="paragraph" style:parent-style-name="Paragraph" style:list-style-name="L10"/>
    <style:style style:name="P53" style:family="paragraph" style:parent-style-name="Paragraph">
      <style:text-properties officeooo:rsid="00ab5580" officeooo:paragraph-rsid="00ab5580"/>
    </style:style>
    <style:style style:name="P54" style:family="paragraph" style:parent-style-name="Paragraph">
      <style:text-properties officeooo:paragraph-rsid="0164a084"/>
    </style:style>
    <style:style style:name="P55" style:family="paragraph" style:parent-style-name="Paragraph" style:list-style-name="L12"/>
    <style:style style:name="P56" style:family="paragraph" style:parent-style-name="Paragraph">
      <style:text-properties officeooo:paragraph-rsid="01704d32"/>
    </style:style>
    <style:style style:name="P57" style:family="paragraph" style:parent-style-name="Paragraph">
      <style:paragraph-properties fo:break-before="page"/>
      <style:text-properties officeooo:rsid="001e1d70" officeooo:paragraph-rsid="00947320"/>
    </style:style>
    <style:style style:name="P58"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59"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60" style:family="paragraph" style:parent-style-name="Paragraph">
      <style:paragraph-properties fo:break-before="page"/>
      <style:text-properties officeooo:rsid="004a3804" officeooo:paragraph-rsid="00a5f79f"/>
    </style:style>
    <style:style style:name="P61" style:family="paragraph" style:parent-style-name="Paragraph">
      <style:paragraph-properties fo:text-align="center" style:justify-single-word="false" fo:break-before="page"/>
      <style:text-properties officeooo:rsid="00e02799" officeooo:paragraph-rsid="00e549f2"/>
    </style:style>
    <style:style style:name="P62" style:family="paragraph" style:parent-style-name="TableParagraph">
      <style:paragraph-properties fo:text-align="center" style:justify-single-word="false"/>
      <style:text-properties officeooo:rsid="00bbb9f5" officeooo:paragraph-rsid="00bbb9f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officeooo:rsid="00ed9c48" style:font-weight-asian="bold" style:font-weight-complex="bold"/>
    </style:style>
    <style:style style:name="T42" style:family="text">
      <style:text-properties fo:font-weight="bold" officeooo:rsid="00ef23da" style:font-weight-asian="bold" style:font-weight-complex="bold"/>
    </style:style>
    <style:style style:name="T43" style:family="text">
      <style:text-properties fo:font-weight="bold" officeooo:rsid="01704d32" style:font-weight-asian="bold" style:font-weight-complex="bold"/>
    </style:style>
    <style:style style:name="T44" style:family="text">
      <style:text-properties fo:font-weight="bold" officeooo:rsid="01710cc3" style:font-weight-asian="bold" style:font-weight-complex="bold"/>
    </style:style>
    <style:style style:name="T45" style:family="text">
      <style:text-properties officeooo:rsid="00bf7507"/>
    </style:style>
    <style:style style:name="T46" style:family="text">
      <style:text-properties officeooo:rsid="00c10912"/>
    </style:style>
    <style:style style:name="T47" style:family="text">
      <style:text-properties officeooo:rsid="00cf2559"/>
    </style:style>
    <style:style style:name="T48" style:family="text">
      <style:text-properties fo:font-weight="normal" officeooo:rsid="003e741e" style:font-weight-asian="normal" style:font-weight-complex="normal"/>
    </style:style>
    <style:style style:name="T49" style:family="text">
      <style:text-properties fo:font-weight="normal" officeooo:rsid="004261a8" style:font-weight-asian="normal" style:font-weight-complex="normal"/>
    </style:style>
    <style:style style:name="T50" style:family="text">
      <style:text-properties fo:font-weight="normal" officeooo:rsid="00d51993" style:font-weight-asian="normal" style:font-weight-complex="normal"/>
    </style:style>
    <style:style style:name="T51" style:family="text">
      <style:text-properties officeooo:rsid="00d7213c"/>
    </style:style>
    <style:style style:name="T52" style:family="text">
      <style:text-properties officeooo:rsid="00d91895"/>
    </style:style>
    <style:style style:name="T53" style:family="text">
      <style:text-properties officeooo:rsid="00daa012"/>
    </style:style>
    <style:style style:name="T54" style:family="text">
      <style:text-properties officeooo:rsid="00dbbbe1"/>
    </style:style>
    <style:style style:name="T55" style:family="text">
      <style:text-properties officeooo:rsid="00dd98b9"/>
    </style:style>
    <style:style style:name="T56" style:family="text">
      <style:text-properties officeooo:rsid="00de5d02"/>
    </style:style>
    <style:style style:name="T57" style:family="text">
      <style:text-properties officeooo:rsid="00e02799"/>
    </style:style>
    <style:style style:name="T58" style:family="text">
      <style:text-properties officeooo:rsid="00e167e4"/>
    </style:style>
    <style:style style:name="T59" style:family="text">
      <style:text-properties officeooo:rsid="00e44d1e"/>
    </style:style>
    <style:style style:name="T60" style:family="text">
      <style:text-properties officeooo:rsid="00e52882"/>
    </style:style>
    <style:style style:name="T61" style:family="text">
      <style:text-properties officeooo:rsid="00e552c2"/>
    </style:style>
    <style:style style:name="T62" style:family="text">
      <style:text-properties officeooo:rsid="00ec2335"/>
    </style:style>
    <style:style style:name="T63" style:family="text">
      <style:text-properties officeooo:rsid="00ed9c48"/>
    </style:style>
    <style:style style:name="T64" style:family="text">
      <style:text-properties officeooo:rsid="00ef23da"/>
    </style:style>
    <style:style style:name="T65" style:family="text">
      <style:text-properties officeooo:rsid="01310df1"/>
    </style:style>
    <style:style style:name="T66" style:family="text">
      <style:text-properties officeooo:rsid="0132004c"/>
    </style:style>
    <style:style style:name="T67" style:family="text">
      <style:text-properties officeooo:rsid="013d9f64"/>
    </style:style>
    <style:style style:name="T68" style:family="text">
      <style:text-properties officeooo:rsid="013e609f"/>
    </style:style>
    <style:style style:name="T69" style:family="text">
      <style:text-properties officeooo:rsid="0141bc77"/>
    </style:style>
    <style:style style:name="T70" style:family="text">
      <style:text-properties officeooo:rsid="01421e3f"/>
    </style:style>
    <style:style style:name="T71" style:family="text">
      <style:text-properties officeooo:rsid="0144092d"/>
    </style:style>
    <style:style style:name="T72" style:family="text">
      <style:text-properties officeooo:rsid="01447d22"/>
    </style:style>
    <style:style style:name="T73" style:family="text">
      <style:text-properties officeooo:rsid="0144f69d"/>
    </style:style>
    <style:style style:name="T74" style:family="text">
      <style:text-properties officeooo:rsid="014564db"/>
    </style:style>
    <style:style style:name="T75" style:family="text">
      <style:text-properties officeooo:rsid="01474e1c"/>
    </style:style>
    <style:style style:name="T76" style:family="text">
      <style:text-properties officeooo:rsid="014acb2d"/>
    </style:style>
    <style:style style:name="T77" style:family="text">
      <style:text-properties officeooo:rsid="014dde1e"/>
    </style:style>
    <style:style style:name="T78" style:family="text">
      <style:text-properties officeooo:rsid="014e9533"/>
    </style:style>
    <style:style style:name="T79" style:family="text">
      <style:text-properties officeooo:rsid="014f07d1"/>
    </style:style>
    <style:style style:name="T80" style:family="text">
      <style:text-properties officeooo:rsid="01562c9e"/>
    </style:style>
    <style:style style:name="T81" style:family="text">
      <style:text-properties officeooo:rsid="0157de0c"/>
    </style:style>
    <style:style style:name="T82" style:family="text">
      <style:text-properties officeooo:rsid="01583248"/>
    </style:style>
    <style:style style:name="T83" style:family="text">
      <style:text-properties officeooo:rsid="01597680"/>
    </style:style>
    <style:style style:name="T84" style:family="text">
      <style:text-properties officeooo:rsid="015a1f81"/>
    </style:style>
    <style:style style:name="T85" style:family="text">
      <style:text-properties officeooo:rsid="015a29d0"/>
    </style:style>
    <style:style style:name="T86" style:family="text">
      <style:text-properties officeooo:rsid="015b35a5"/>
    </style:style>
    <style:style style:name="T87" style:family="text">
      <style:text-properties officeooo:rsid="015cb79f"/>
    </style:style>
    <style:style style:name="T88" style:family="text">
      <style:text-properties officeooo:rsid="015dd891"/>
    </style:style>
    <style:style style:name="T89" style:family="text">
      <style:text-properties officeooo:rsid="015e479a"/>
    </style:style>
    <style:style style:name="T90" style:family="text">
      <style:text-properties officeooo:rsid="015ebb98"/>
    </style:style>
    <style:style style:name="T91" style:family="text">
      <style:text-properties officeooo:rsid="0160754e"/>
    </style:style>
    <style:style style:name="T92" style:family="text">
      <style:text-properties officeooo:rsid="0161ac9a"/>
    </style:style>
    <style:style style:name="T93" style:family="text">
      <style:text-properties officeooo:rsid="0161d5c2"/>
    </style:style>
    <style:style style:name="T94" style:family="text">
      <style:text-properties officeooo:rsid="01634c33"/>
    </style:style>
    <style:style style:name="T95" style:family="text">
      <style:text-properties officeooo:rsid="0164a084"/>
    </style:style>
    <style:style style:name="T96" style:family="text">
      <style:text-properties officeooo:rsid="0165d60f"/>
    </style:style>
    <style:style style:name="T97" style:family="text">
      <style:text-properties officeooo:rsid="01679d9f"/>
    </style:style>
    <style:style style:name="T98" style:family="text">
      <style:text-properties officeooo:rsid="01696968"/>
    </style:style>
    <style:style style:name="T99" style:family="text">
      <style:text-properties officeooo:rsid="016a4ed5"/>
    </style:style>
    <style:style style:name="T100" style:family="text">
      <style:text-properties officeooo:rsid="016c2607"/>
    </style:style>
    <style:style style:name="T101" style:family="text">
      <style:text-properties officeooo:rsid="016c83d3"/>
    </style:style>
    <style:style style:name="T102" style:family="text">
      <style:text-properties officeooo:rsid="016e4aa4"/>
    </style:style>
    <style:style style:name="T103" style:family="text">
      <style:text-properties officeooo:rsid="016f973f"/>
    </style:style>
    <style:style style:name="T104" style:family="text">
      <style:text-properties officeooo:rsid="01703bcd"/>
    </style:style>
    <style:style style:name="T105" style:family="text">
      <style:text-properties officeooo:rsid="0172db50"/>
    </style:style>
    <style:style style:name="T106" style:family="text">
      <style:text-properties officeooo:rsid="017423fa"/>
    </style:style>
    <style:style style:name="T107" style:family="text">
      <style:text-properties officeooo:rsid="017796d2"/>
    </style:style>
    <style:style style:name="T108" style:family="text">
      <style:text-properties officeooo:rsid="01793ee7"/>
    </style:style>
    <style:style style:name="T109" style:family="text">
      <style:text-properties officeooo:rsid="017ab3ba"/>
    </style:style>
    <style:style style:name="T110" style:family="text">
      <style:text-properties officeooo:rsid="017b1d3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3978070694031122800" text:style-name="L1">
        <text:list-item>
          <text:p text:style-name="P36">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36">кожен вузол системи повинен бути здатним до паралельного обслуговування декількох клієнтських з’єднань</text:p>
        </text:list-item>
        <text:list-item>
          <text:p text:style-name="P36">система повинна надавати один інтерфейс для збереження, пошуку та отримання даних (Cloud-система)</text:p>
        </text:list-item>
        <text:list-item>
          <text:p text:style-name="P36">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8"><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57"><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3746119527901880122" text:style-name="L2">
        <text:list-item>
          <text:p text:style-name="P37">системи для високопродуктивних обчислень (англ. High-Performance Computing, HPC)</text:p>
        </text:list-item>
        <text:list-item>
          <text:p text:style-name="P37">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9"><text:tab/>Основними вимогами до “хмари” є розподіл навантаження (паралельні обчислення) та можливість масштабування.</text:p>
      <text:p text:style-name="P24"><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25">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0"><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27"><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6694441353568746765" text:style-name="L3">
        <text:list-item>
          <text:p text:style-name="P38">операційна система Linux (Debian Wheezy)</text:p>
        </text:list-item>
        <text:list-item>
          <text:p text:style-name="P38">мова програмування C</text:p>
        </text:list-item>
        <text:list-item>
          <text:p text:style-name="P38">бібліотека Pthreads</text:p>
        </text:list-item>
        <text:list-item>
          <text:p text:style-name="P38">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25">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9"/>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1">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7"><text:tab/>3.2 Авторизація</text:p>
      <text:p text:style-name="Paragraph"><text:tab/>Кожен вузол в мережі має 3 ключі:</text:p>
      <text:list xml:id="list8821544410907929369" text:style-name="L4">
        <text:list-item>
          <text:p text:style-name="P40">ключ для читання</text:p>
        </text:list-item>
        <text:list-item>
          <text:p text:style-name="P40">ключ для читання-запису</text:p>
        </text:list-item>
        <text:list-item>
          <text:p text:style-name="P40">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590387715824822167" text:style-name="L5">
        <text:list-item>
          <text:p text:style-name="P41">отримує довжину випадкової фрази (1 байт)</text:p>
        </text:list-item>
        <text:list-item>
          <text:p text:style-name="P41">отримає випадкову фразу</text:p>
        </text:list-item>
        <text:list-item>
          <text:p text:style-name="P41">накладає на отриману фразу один із ключів (ключ читання, читання-запису, вузла)</text:p>
        </text:list-item>
        <text:list-item>
          <text:p text:style-name="P41">обчислює SHA-512 хеш отриманої фрази</text:p>
        </text:list-item>
        <text:list-item>
          <text:p text:style-name="P41"><text:soft-page-break/>надсилає хеш вузлу</text:p>
        </text:list-item>
      </text:list>
      <text:p text:style-name="Paragraph"><text:tab/>Після отримання хешу від клієнта, вузол обчислює:</text:p>
      <text:list xml:id="list2361644755104470164" text:style-name="L6">
        <text:list-item>
          <text:p text:style-name="P42">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42">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42">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43">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5">(виконання алгоритму, показаного на блок-схемі, виконується два рази, </text:span><text:span text:style-name="T46">між виконанням — обмін клієнту і вузла ролями</text:span><text:span text:style-name="T45">)</text:span><text:span text:style-name="T46">.</text:span></text:p>
      <text:p text:style-name="P11"/>
      <text:p text:style-name="P28"><draw:frame draw:style-name="fr1" draw:name="graphics12" text:anchor-type="as-char" svg:width="15.921cm" svg:height="24.631cm" draw:z-index="8"><draw:image xlink:href="Pictures/10000201000004F8000007B052BB3251.png" xlink:type="simple" xlink:show="embed" xlink:actuate="onLoad"/></draw:frame></text:p>
      <text:p text:style-name="P12"><text:span text:style-name="T11">Рисунок 2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4891114921360309721" text:style-name="L7">
        <text:list-item>
          <text:p text:style-name="P46">надсилає вузлу команду на видачу даних (1 байт)</text:p>
        </text:list-item>
        <text:list-item>
          <text:p text:style-name="P46">надсилає вузлу хеш-ідентифікатор пакету даних (64 байт)</text:p>
        </text:list-item>
        <text:list-item>
          <text:p text:style-name="P4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47">(алгоритм, який виконується клієнтом), блок-схема алгоритму видачі даних вузлом показана на рисунку 4</text:span><text:span text:style-name="T13">.</text:span></text:p>
      <text:p text:style-name="P13"><text:soft-page-break/><draw:frame draw:style-name="fr1" draw:name="graphics13" text:anchor-type="as-char" svg:width="17.535cm" svg:height="19.694cm" draw:z-index="11"><draw:image xlink:href="Pictures/1000020100000430000004B4F4711761.png" xlink:type="simple" xlink:show="embed" xlink:actuate="onLoad"/></draw:frame></text:p>
      <text:p text:style-name="P14"><text:span text:style-name="T13">Рисунок </text:span><text:span text:style-name="T14">3 —</text:span><text:span text:style-name="T13"> Блок-схема алгоритму отримання даних із мережі</text:span></text:p>
      <text:p text:style-name="P45"/>
      <text:p text:style-name="P58"><draw:frame draw:style-name="fr1" draw:name="graphics15" text:anchor-type="as-char" svg:width="17.253cm" svg:height="19.63cm" draw:z-index="12"><draw:image xlink:href="Pictures/100002010000055400000610C954EA93.png" xlink:type="simple" xlink:show="embed" xlink:actuate="onLoad"/></draw:frame></text:p>
      <text:p text:style-name="P16"><text:span text:style-name="T48">Рисунок </text:span><text:span text:style-name="T49">3 —</text:span><text:span text:style-name="T48"> Блок-схема алгоритму </text:span><text:span text:style-name="T50">видачі даних вузлом</text:span></text:p>
      <text:p text:style-name="P59"><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2"><text:tab/>Якщо у клієнта немає права на зміну даних у мережі, вузол розриває із ним з'єднання.</text:p>
      <text:p text:style-name="P22"><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1">5</text:span><text:span text:style-name="T15">.</text:span></text:p>
      <text:p text:style-name="P47"><text:soft-page-break/><draw:frame draw:style-name="fr1" draw:name="graphics14" text:anchor-type="as-char" svg:width="17.253cm" svg:height="23.446cm" draw:z-index="13"><draw:image xlink:href="Pictures/1000020100000520000006F766B218CC.png" xlink:type="simple" xlink:show="embed" xlink:actuate="onLoad"/></draw:frame></text:p>
      <text:p text:style-name="P15"><text:span text:style-name="T13">Рисунок</text:span><text:span text:style-name="T15"> </text:span><text:span text:style-name="T51">5</text:span><text:span text:style-name="T13"> </text:span><text:span text:style-name="T14">—</text:span><text:span text:style-name="T13"> Блок-схема алгоритму збереження даних у мережі</text:span></text:p>
      <text:p text:style-name="P26"><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aragraph"><text:span text:style-name="T90"/></text:p>
      <text:p text:style-name="Paragraph"><text:span text:style-name="T90"><text:tab/></text:span><text:span text:style-name="T43">3.</text:span><text:span text:style-name="T44">6 </text:span><text:span text:style-name="T43">Відмовостійкість системи</text:span></text:p>
      <text:p text:style-name="Paragraph"><text:span text:style-name="T90"><text:tab/></text:span><text:span text:style-name="T92">Імовірними причинами відмови в обслуговуванні запиту клієнта є:</text:span></text:p>
      <text:list xml:id="list5604517083974982380" text:style-name="L12">
        <text:list-item>
          <text:p text:style-name="P55"><text:span text:style-name="T92">нескінченна кількість вузлів у мережі — на практиці недосяжна</text:span></text:p>
        </text:list-item>
        <text:list-item>
          <text:p text:style-name="P55"><text:span text:style-name="T92">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3">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4">що </text:span><text:span text:style-name="T95">приводить до зниження швидкості обробки запитів, але не до повної відмови</text:span></text:p>
        </text:list-item>
        <text:list-item>
          <text:p text:style-name="P55"><text:span text:style-name="T95">брак дискового простору, відведеного для свопінгу — малоімовірний варіант, але може трапитися при перенавантаженні клієнтами вузла мережі</text:span></text:p>
        </text:list-item>
        <text:list-item>
          <text:p text:style-name="P55"><text:span text:style-name="T95">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6">системи </text:span><text:span text:style-name="T97">і розробці подібного алгоритму </text:span><text:span text:style-name="T96">можна </text:span><text:span text:style-name="T97">зменшити імовірність появи такої ситуації</text:span></text:p>
        </text:list-item>
        <text:list-item>
          <text:p text:style-name="P55"><text:span text:style-name="T98">відмова програмного забезпечення вузла внаслідок помилки, допущеної при його написанні — </text:span><text:span text:style-name="T99">існує </text:span><text:span text:style-name="T98">велика імовірність прояву помилок в програмі, яка не була протестована великою кількістю користувачів, </text:span><text:span text:style-name="T100">хоча після написання (при впровадженні в роботу) програмного забезпечення </text:span><text:span text:style-name="T101">кількість помилок вважається нульовою</text:span></text:p>
        </text:list-item>
        <text:list-item>
          <text:p text:style-name="P55"><text:soft-page-break/><text:span text:style-name="T98">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span></text:p>
        </text:list-item>
      </text:list>
      <text:p text:style-name="P54"><text:span text:style-name="T96"><text:tab/></text:span><text:span text:style-name="T102">Повна відмова в обслуговуванні клієнта </text:span><text:span text:style-name="T103">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4">запитуваних даних</text:span><text:span text:style-name="T103"> не знайдено).</text:span></text:p>
      <text:p text:style-name="P56"><text:span text:style-name="T63"/></text:p>
      <text:p text:style-name="P56"><text:span text:style-name="T41"><text:tab/>3.6 </text:span><text:span text:style-name="T42">Узагальнений опис мережі</text:span></text:p>
      <text:p text:style-name="P56"><text:span text:style-name="T64"><text:tab/></text:span><text:span text:style-name="T65">Кожен вузол спроектованої комп'ютерної системи можна розцінювати як </text:span><text:span text:style-name="T66">інтерфейс доступу до її функцій.</text:span></text:p>
      <text:p text:style-name="P56"><text:span text:style-name="T66"><text:tab/></text:span><text:span text:style-name="T67">Тож з'єднання виду “вузол-вузол” можна інтерпретувати як з'єднання типу “мережа-мережа”. </text:span><text:span text:style-name="T68">Тобто, можна говорити про те, що основна мережа складається не із вузлів, а із підмереж. </text:span><text:span text:style-name="T70">К</text:span><text:span text:style-name="T69">ожна підмережа, в свою чергу, також є з'єднанням підмереж, </text:span><text:span text:style-name="T71">але ще</text:span><text:span text:style-name="T69"> нижчого рівня.</text:span></text:p>
      <text:p text:style-name="P56"><text:span text:style-name="T69"><text:tab/></text:span><text:span text:style-name="T76">При пошуку даних, такий підхід дозволяє </text:span><text:span text:style-name="T77">абстрагуватися від опиту кожного вузла основної мережі, опитуючи натомість</text:span><text:span text:style-name="T76"> кожну її підмережу </text:span><text:span text:style-name="T77">через вузол, який є інтерфейсом для </text:span><text:span text:style-name="T78">цієї </text:span><text:span text:style-name="T77">підмережі.</text:span></text:p>
      <text:p text:style-name="P56"><text:span text:style-name="T69"><text:tab/></text:span><text:span text:style-name="T72">Система спроектована таким чином, щоб гарантувати видачу запитаних даних, якщо хоча б один її вузол має такі дані. </text:span><text:span text:style-name="T73">Це </text:span><text:span text:style-name="T74">значно підвищує імовірність отримання даних із мережі, якщо вони коли</text:span><text:span text:style-name="T79">сь</text:span><text:span text:style-name="T74"> були в ній збережені, але сильно впливає на швидкість її роботи, так як для отримання даних можуть бути опитані всі вузли мережі. </text:span><text:span text:style-name="T75">А так як кількість вузлів у мережі т</text:span><text:span text:style-name="T80">еоретично необмежена, то і час очікування обслуговування запиту клієнта </text:span><text:span text:style-name="T81">може бути нескінченним.</text:span><text:span text:style-name="T82"> Це є </text:span><text:span text:style-name="T83">одним із</text:span><text:span text:style-name="T82"> випадк</text:span><text:span text:style-name="T83">ів</text:span><text:span text:style-name="T82">, коли запит клієнта не буде оброблен</text:span><text:span text:style-name="T83">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56"><text:span text:style-name="T83"><text:tab/></text:span><text:span text:style-name="T84">Для </text:span><text:span text:style-name="T85">зменшення кількості подібних “довгих” запитів, </text:span><text:span text:style-name="T86">дані при проходженні шляху від вузла, на якому вони були знайдені, до клієнта копіюються на кожному </text:span><text:soft-page-break/><text:span text:style-name="T86">проміжному вузлі, який має місце для їх збереження. </text:span><text:span text:style-name="T87">Тобто, </text:span><text:span text:style-name="T88">при повторному запиті даних, швидкість їх видачі буде </text:span><text:span text:style-name="T89">значно вищою за швидкість обробки їх першого запиту, так як дані вже будуть збережені на найближчому до клієнта вузлі </text:span><text:span text:style-name="T90">системи </text:span><text:span text:style-name="T91">(кількість передач запиту від вузла до вузла прямує до нуля)</text:span><text:span text:style-name="T90">.</text:span></text:p>
      <text:p text:style-name="P56"><text:span text:style-name="T90"><text:tab/></text:span><text:span text:style-name="T105">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6">,</text:span><text:span text:style-name="T105"> first served — перши</text:span><text:span text:style-name="T106">м</text:span><text:span text:style-name="T105"> надійшов, перши</text:span><text:span text:style-name="T106">м</text:span><text:span text:style-name="T105"> обслужено</text:span><text:span text:style-name="T106">) </text:span><text:span text:style-name="T107">та є </text:span><text:span text:style-name="T110">відносно </text:span><text:span text:style-name="T107">відмовостійкою </text:span><text:span text:style-name="T108">(відмова в обслуговуванні запиту залежить лише від вузла, якому клієнт адресує запит). </text:span><text:span text:style-name="T110">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25">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609928093596957069" text:style-name="L8">
        <text:list-item>
          <text:p text:style-name="P48"><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48"><text:span text:style-name="T17">с</text:span><text:span text:style-name="T16">творюється TCP-сокет, здатний приймати вхідні з’єднання (англ. Listening socket)</text:span></text:p>
        </text:list-item>
        <text:list-item>
          <text:p text:style-name="P48"><text:span text:style-name="T17">с</text:span><text:span text:style-name="T16">творюються «виконавці» (англ. Workers) для подій вузла</text:span></text:p>
        </text:list-item>
        <text:list-item>
          <text:p text:style-name="P48"><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переадресація запиту одному із сусідніх вузлів тощо.</text:span></text:p>
      <text:p text:style-name="Paragraph"><text:tab/>«Виконавці» - це треди (англ. T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0"><text:tab/>При появі нової події у черзі подій (англ. <text:span text:style-name="T62">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60"><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59">(схематично зображена на рисунку 6)</text:span>.</text:p>
      <text:p text:style-name="Paragraph"><text:tab/>Кожна подія є структурою, що має такі поля:</text:p>
      <text:list xml:id="list280961774360237597" text:style-name="L9">
        <text:list-item>
          <text:p text:style-name="P49"><text:span text:style-name="T19">д</text:span><text:span text:style-name="T16">ескриптор сокета події (із яким необхідно виконати якусь дію, базуючись на типі події)</text:span></text:p>
        </text:list-item>
        <text:list-item>
          <text:p text:style-name="P49"><text:span text:style-name="T19">т</text:span><text:span text:style-name="T16">ип події (визначає дію, яку необхідно виконати при обробці події)</text:span></text:p>
        </text:list-item>
        <text:list-item>
          <text:p text:style-name="P49"><text:span text:style-name="T19">л</text:span><text:span text:style-name="T16">іва подія (попередня подія)</text:span></text:p>
        </text:list-item>
        <text:list-item>
          <text:p text:style-name="P49"><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4">(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1">(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58">(схематично показано на рисунку </text:span><text:span text:style-name="T61">9</text:span><text:span text:style-name="T58">)</text:span>.</text:p>
      <text:p text:style-name="P29"><draw:frame draw:style-name="fr1" draw:name="graphics16" text:anchor-type="as-char" svg:width="17.256cm" svg:height="7.301cm" draw:z-index="14"><draw:image xlink:href="Pictures/10000201000004E000000210F26BF682.png" xlink:type="simple" xlink:show="embed" xlink:actuate="onLoad"/></draw:frame></text:p>
      <text:p text:style-name="P17">Рисунок <text:span text:style-name="T52">6</text:span> — Схематичне зображення черги подій</text:p>
      <text:p text:style-name="Paragraph"/>
      <text:p text:style-name="P17"><draw:frame draw:style-name="fr1" draw:name="graphics17" text:anchor-type="as-char" svg:width="8.627cm" svg:height="6.181cm" draw:z-index="15"><draw:image xlink:href="Pictures/10000201000001A00000012A2F1A3351.png" xlink:type="simple" xlink:show="embed" xlink:actuate="onLoad"/></draw:frame></text:p>
      <text:p text:style-name="P17">Рисунок <text:span text:style-name="T53">7</text:span> — Схематичне зображення черги подій, <text:span text:style-name="T53">що має лише один елемент</text:span></text:p>
      <text:p text:style-name="P50"/>
      <text:p text:style-name="P61"><draw:frame draw:style-name="fr1" draw:name="graphics19" text:anchor-type="as-char" svg:width="16.843cm" svg:height="9.742cm" draw:z-index="16"><draw:image xlink:href="Pictures/10000201000005600000031C2C753F18.png" xlink:type="simple" xlink:show="embed" xlink:actuate="onLoad"/></draw:frame></text:p>
      <text:p text:style-name="P18"><text:span text:style-name="T60">Рисунок </text:span><text:span text:style-name="T61">8 — Додавання події у чергу</text:span></text:p>
      <text:p text:style-name="P51"/>
      <text:p text:style-name="P19"><draw:frame draw:style-name="fr1" draw:name="graphics18" text:anchor-type="as-char" svg:width="16.824cm" svg:height="11.07cm" draw:z-index="18"><draw:image xlink:href="Pictures/10000201000004D80000033060ED3D4B.png" xlink:type="simple" xlink:show="embed" xlink:actuate="onLoad"/></draw:frame></text:p>
      <text:p text:style-name="P19"><text:span text:style-name="T55">Рисунок </text:span><text:span text:style-name="T61">9</text:span><text:span text:style-name="T56"> — </text:span><text:span text:style-name="T57">Забирання події із черги для обробки</text:span></text:p>
      <text:p text:style-name="P23"><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25">4 ФРАГМЕНТИ ПРОГРАМНОГО ЗАБЕЗПЕЧЕННЯ ВУЗЛА МЕРЕЖІ</text:p>
      <text:p text:style-name="Paragraph">ВСТАВИТИ_КОД</text:p>
      <text:p text:style-name="P25"><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4255897937817322800" text:style-name="L10">
        <text:list-item>
          <text:p text:style-name="P52">стеля — 60-70%</text:p>
        </text:list-item>
        <text:list-item>
          <text:p text:style-name="P52">стіни — 40-50%</text:p>
        </text:list-item>
        <text:list-item>
          <text:p text:style-name="P52">підлога — приблизно 30%</text:p>
        </text:list-item>
        <text:list-item>
          <text:p text:style-name="P52">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53">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32">ErgoLife 501-11 B,S 156</text:p>
            <text:p text:style-name="P32"><draw:frame draw:style-name="fr1" draw:name="graphics9" text:anchor-type="as-char" svg:width="5.786cm" svg:height="4.484cm" draw:z-index="17"><draw:image xlink:href="Pictures/10000000000000C80000009B9EC83AEF.jpg" xlink:type="simple" xlink:show="embed" xlink:actuate="onLoad"/></draw:frame></text:p>
            <text:p text:style-name="P32">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32">ErgoLife 501-11 B,S 156-156</text:p>
            <text:p text:style-name="P32"><draw:frame draw:style-name="fr1" draw:name="graphics10" text:anchor-type="as-char" svg:width="4.516cm" svg:height="4.516cm" draw:z-index="1"><draw:image xlink:href="Pictures/10000000000000C8000000C826CD1790.jpg" xlink:type="simple" xlink:show="embed" xlink:actuate="onLoad"/></draw:frame></text:p>
            <text:p text:style-name="P32">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1"><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0"><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32">BodyBilt J2407</text:p>
            <text:p text:style-name="P32"><draw:frame draw:style-name="fr1" draw:name="graphics8" text:anchor-type="as-char" svg:width="6.279cm" svg:height="6.279cm" draw:z-index="2"><draw:image xlink:href="Pictures/100000000000021200000212811A964D.jpg" xlink:type="simple" xlink:show="embed" xlink:actuate="onLoad"/></draw:frame></text:p>
            <text:p text:style-name="P32">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32">BodyBilt K3507</text:p>
            <text:p text:style-name="P32"><draw:frame draw:style-name="fr1" draw:name="graphics7" text:anchor-type="as-char" svg:width="6.209cm" svg:height="6.209cm" draw:z-index="3"><draw:image xlink:href="Pictures/100000000000026A0000026A9310888B.jpg" xlink:type="simple" xlink:show="embed" xlink:actuate="onLoad"/></draw:frame></text:p>
            <text:p text:style-name="P32">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23"><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32">Samsung B2430L</text:p>
            <text:p text:style-name="P32"><draw:frame draw:style-name="fr1" draw:name="graphics2" text:anchor-type="as-char" svg:width="8.061cm" svg:height="5.757cm" draw:z-index="4"><draw:image xlink:href="Pictures/1000000000000DAC000009C43CEF062C.jpg" xlink:type="simple" xlink:show="embed" xlink:actuate="onLoad"/></draw:frame></text:p>
            <text:p text:style-name="P32">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32">LG E1910S</text:p>
            <text:p text:style-name="P32"><draw:frame draw:style-name="fr2" draw:name="graphics3" text:anchor-type="as-char" svg:width="5.731cm" svg:height="5.842cm" draw:z-index="5"><draw:image xlink:href="Pictures/10000000000002EE000001E0939DD29A.jpg" xlink:type="simple" xlink:show="embed" xlink:actuate="onLoad"/></draw:frame></text:p>
            <text:p text:style-name="P32">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32">Adesso Intellimedia Pro Ergo Keyboard</text:p>
            <text:p text:style-name="P32"/>
            <text:p text:style-name="P32"><draw:frame draw:style-name="fr1" draw:name="graphics4" text:anchor-type="as-char" svg:width="8.061cm" svg:height="5.435cm" draw:z-index="6"><draw:image xlink:href="Pictures/10000000000001860000010731D4A040.jpg" xlink:type="simple" xlink:show="embed" xlink:actuate="onLoad"/></draw:frame></text:p>
            <text:p text:style-name="P32">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32">Microsoft Natural Keyboard Elite White A11-00337</text:p>
            <text:p text:style-name="P32"><draw:frame draw:style-name="fr3" draw:name="graphics5" text:anchor-type="as-char" svg:width="8.061cm" svg:height="4.851cm" draw:z-index="7"><draw:image xlink:href="Pictures/10000000000001F4000001F462D56E4D.jpg" xlink:type="simple" xlink:show="embed" xlink:actuate="onLoad"/></draw:frame></text:p>
            <text:p text:style-name="P32">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32">Logitech Performance Mouse MX</text:p>
            <text:p text:style-name="P32"><draw:frame draw:style-name="fr1" draw:name="graphics6" text:anchor-type="as-char" svg:width="4.403cm" svg:height="4.837cm" draw:z-index="9"><draw:image xlink:href="Pictures/10000201000001C7000001F47578F6A8.png" xlink:type="simple" xlink:show="embed" xlink:actuate="onLoad"/></draw:frame></text:p>
            <text:p text:style-name="P62">Рисунок</text:p>
            <text:p text:style-name="P34">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31">Microsoft Wireless Laser 6000 v2</text:p>
            <text:p text:style-name="P33"><draw:frame draw:style-name="fr1" draw:name="graphics11" text:anchor-type="as-char" svg:width="4.362cm" svg:height="4.96cm" draw:z-index="10"><draw:image xlink:href="Pictures/100000000000015E0000018E11299557.jpg" xlink:type="simple" xlink:show="embed" xlink:actuate="onLoad"/></draw:frame></text:p>
            <text:p text:style-name="P62">Рисунок</text:p>
            <text:p text:style-name="P34">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23"><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25">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35</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8T20:31:08</dc:date>
    <meta:editing-duration>PT7H17M19S</meta:editing-duration>
    <meta:editing-cycles>387</meta:editing-cycles>
    <meta:document-statistic meta:table-count="7" meta:image-count="19" meta:object-count="0" meta:page-count="35" meta:paragraph-count="333" meta:word-count="5190" meta:character-count="38773" meta:non-whitespace-character-count="33698"/>
  </office:meta>
</office:document-meta>
</file>